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2468" officeooo:paragraph-rsid="00092468"/>
    </style:style>
    <style:style style:name="T1" style:family="text">
      <style:text-properties officeooo:rsid="000994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ssell Group Reflection:</text:p>
      <text:p text:style-name="P1">This time around for Assignment 3, we had a really good start. Everyone was on top of their tasks and we were on track with our overall plan. This was short lived though as unfortunately most of us ended up not contributing their parts or participating in meetings. Though not as bad as Assignment 2, we still ended up being behind on some work and still need to work on ‘crunch’ to finish Assignment 3. There was a lot more structured plans this time around and faster response times <text:span text:style-name="T1">so our ‘crunch’ was not as bad this time around. I think we could have easily improved by simply not repeating the same mistakes in Assignment 2 and dedicating a bit more time to our work as a team. What I found surprising was that deploying the React website to Git Pages was much more difficult than I had anticipated. We ended up spending a lot more time on this particular issue than we’d had like to, but were able to accomplish it in the end. I’ve learnt from this group that communication is still key to good group work. Had we at least focused on this aspect, than members of our team would not be frantically rushing to get stuff done. For myself, I will take this into account for future group work and try staying in touch with my team memb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20:50:49.287813375</meta:creation-date>
    <dc:date>2022-05-29T21:10:55.916879987</dc:date>
    <meta:editing-duration>PT9M36S</meta:editing-duration>
    <meta:editing-cycles>1</meta:editing-cycles>
    <meta:document-statistic meta:table-count="0" meta:image-count="0" meta:object-count="0" meta:page-count="1" meta:paragraph-count="2" meta:word-count="235" meta:character-count="1266" meta:non-whitespace-character-count="1033"/>
    <meta:generator>LibreOffice/7.3.3.2$Linux_X86_64 LibreOffice_project/30$Build-2</meta:generator>
  </office:meta>
</office:document-meta>
</file>